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1.129cm"/>
    </style:style>
    <style:style style:name="co3" style:family="table-column">
      <style:table-column-properties fo:break-before="auto" style:column-width="1.22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3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from</text:p>
          </table:table-cell>
          <table:table-cell table:style-name="ce3" office:value-type="string">
            <text:p>to</text:p>
          </table:table-cell>
          <table:table-cell table:style-name="ce3" office:value-type="string">
            <text:p>hours</text:p>
          </table:table-cell>
          <table:table-cell table:style-name="ce5" office:value-type="string">
            <text:p>who</text:p>
          </table:table-cell>
          <table:table-cell table:style-name="ce7" office:value-type="string">
            <text:p>part</text:p>
          </table:table-cell>
          <table:table-cell table:style-name="ce7" table:number-columns-repeated="250"/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ooc:=[.C2]-[.B2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3-12">
            <text:p>2008-03-12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3]-[.B3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13">
            <text:p>2008-03-13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4]-[.B4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14">
            <text:p>2008-03-14</text:p>
          </table:table-cell>
          <table:table-cell office:value-type="time" office:time-value="PT00H00M00S">
            <text:p>00:00</text:p>
          </table:table-cell>
          <table:table-cell office:value-type="time" office:time-value="PT01H00M00S">
            <text:p>01:00</text:p>
          </table:table-cell>
          <table:table-cell table:formula="oooc:=[.C5]-[.B5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3-17">
            <text:p>2008-03-17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ooc:=[.C6]-[.B6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1">
          <table:table-cell office:value-type="date" office:date-value="2008-03-20">
            <text:p>2008-03-20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7]-[.B7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admin</text:p>
          </table:table-cell>
          <table:table-cell table:number-columns-repeated="250"/>
        </table:table-row>
        <table:table-row table:style-name="ro1">
          <table:table-cell office:value-type="date" office:date-value="2008-03-28">
            <text:p>2008-03-28</text:p>
          </table:table-cell>
          <table:table-cell office:value-type="time" office:time-value="PT23H00M00S">
            <text:p>23:00</text:p>
          </table:table-cell>
          <table:table-cell office:value-type="time" office:time-value="PT24H00M00S">
            <text:p>00:00</text:p>
          </table:table-cell>
          <table:table-cell table:formula="oooc:=[.C8]-[.B8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admin</text:p>
          </table:table-cell>
          <table:table-cell table:number-columns-repeated="250"/>
        </table:table-row>
        <table:table-row table:style-name="ro1">
          <table:table-cell office:value-type="date" office:date-value="2008-04-02">
            <text:p>2008-04-02</text:p>
          </table:table-cell>
          <table:table-cell office:value-type="time" office:time-value="PT17H00M00S">
            <text:p>17:00</text:p>
          </table:table-cell>
          <table:table-cell office:value-type="time" office:time-value="PT19H00M00S">
            <text:p>19:00</text:p>
          </table:table-cell>
          <table:table-cell table:formula="oooc:=[.C9]-[.B9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7">
            <text:p>2008-04-0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ooc:=[.C10]-[.B10]" office:value-type="time" office:time-value="PT03H00M00S">
            <text:p>03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8">
            <text:p>2008-04-08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1]-[.B11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>
          <table:table-cell office:value-type="date" office:date-value="2008-04-09">
            <text:p>2008-04-09</text:p>
          </table:table-cell>
          <table:table-cell office:value-type="time" office:time-value="PT00H00M00S">
            <text:p>00:00</text:p>
          </table:table-cell>
          <table:table-cell office:value-type="time" office:time-value="PT01H00M00S">
            <text:p>01:00</text:p>
          </table:table-cell>
          <table:table-cell table:formula="oooc:=[.C12]-[.B12]" office:value-type="time" office:time-value="PT01H00M00S">
            <text:p>01:00</text:p>
          </table:table-cell>
          <table:table-cell office:value-type="string">
            <text:p>GS</text:p>
          </table:table-cell>
          <table:table-cell office:value-type="string">
            <text:p>documentation</text:p>
          </table:table-cell>
          <table:table-cell table:number-columns-repeated="250"/>
        </table:table-row>
        <table:table-row table:style-name="ro2">
          <table:table-cell office:value-type="date" office:date-value="2008-05-05">
            <text:p>2008-05-05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3]-[.B13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2">
          <table:table-cell office:value-type="date" office:date-value="2008-06-02">
            <text:p>2008-06-02</text:p>
          </table:table-cell>
          <table:table-cell office:value-type="time" office:time-value="PT22H00M00S">
            <text:p>22:00</text:p>
          </table:table-cell>
          <table:table-cell office:value-type="time" office:time-value="PT24H00M00S">
            <text:p>00:00</text:p>
          </table:table-cell>
          <table:table-cell table:formula="oooc:=[.C14]-[.B14]" office:value-type="time" office:time-value="PT02H00M00S">
            <text:p>02:00</text:p>
          </table:table-cell>
          <table:table-cell office:value-type="string">
            <text:p>GS</text:p>
          </table:table-cell>
          <table:table-cell office:value-type="string">
            <text:p>middleware</text:p>
          </table:table-cell>
          <table:table-cell table:number-columns-repeated="25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database-ranges>
        <table:database-range table:target-range-address="Sheet1.A1:Sheet1.F9">
          <table:sort>
            <table:sort-by table:field-number="0" table:data-type="automatic"/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="Verdana" fo:font-size="8pt" fo:language="en" fo:country="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3">03.06.2008</text:date>, <text:time>16:0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Gerald Scharitzer</meta:initial-creator>
    <meta:creation-date>2008-03-13T00:19:44</meta:creation-date>
    <dc:creator>Gerald Scharitzer</dc:creator>
    <dc:date>2008-06-03T16:04:20</dc:date>
    <meta:editing-cycles>8</meta:editing-cycles>
    <meta:editing-duration>PT18M53S</meta:editing-duration>
    <meta:user-defined meta:name="Info 1"/>
    <meta:user-defined meta:name="Info 2"/>
    <meta:user-defined meta:name="Info 3"/>
    <meta:user-defined meta:name="Info 4"/>
    <meta:document-statistic meta:table-count="3" meta:cell-count="84"/>
  </office:meta>
</office:document-meta>
</file>